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ro7" style:family="table-row">
      <style:table-row-properties style:row-height="0.1228in" fo:break-before="auto" style:use-optimal-row-height="true"/>
    </style:style>
    <style:style style:name="ro8" style:family="table-row">
      <style:table-row-properties style:row-height="0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50">
            <text:p>50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50">
            <text:p>50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8">
            <text:p>8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8">
            <text:p>8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6.15">
            <text:p>26.15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6.15">
            <text:p>26.15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jv</text:p>
          </table:table-cell>
          <table:table-cell office:value-type="float" office:value="3">
            <text:p>3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7]/[.G7]*[.H7]" office:value-type="float" office:value="3">
            <text:p>3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jv</text:p>
          </table:table-cell>
          <table:table-cell office:value-type="float" office:value="2">
            <text:p>2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8]/[.G8]*[.H8]" office:value-type="float" office:value="2">
            <text:p>2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0" table:formula="of:=[.F18]/[.G18]*[.H18]" office:value-type="float" office:value="4.08">
            <text:p>4.08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19]/[.G19]*[.H19]" office:value-type="float" office:value="3.42">
            <text:p>3.4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thread</text:p>
          </table:table-cell>
          <table:table-cell/>
          <table:table-cell office:value-type="string">
            <text:p>mm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table:formula="of:=[.F20]/[.G20]*[.H2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1]/[.G21]*[.H21]" office:value-type="float" office:value="0.0692">
            <text:p>0.07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2]/[.G22]*[.H22]" office:value-type="float" office:value="0.411">
            <text:p>0.41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style-name="ce10" table:formula="of:=[.F23]/[.G23]*[.H23]" office:value-type="float" office:value="0.2981">
            <text:p>0.3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4]/[.G24]*[.H24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5]/[.G25]*[.H2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6]/[.G26]*[.H2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?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27]/[.G27]*[.H27]" office:value-type="float" office:value="11">
            <text:p>1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28]/[.G28]*[.H28]" office:value-type="float" office:value="2.39">
            <text:p>2.39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1]/[.G31]*[.H31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2]/[.G32]*[.H32]" office:value-type="float" office:value="0">
            <text:p>0.00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3]/[.G33]*[.H33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4]/[.G34]*[.H34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5]/[.G35]*[.H35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6]/[.G36]*[.H36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SXI</text:p>
          </table:table-cell>
          <table:table-cell office:value-type="string">
            <text:p>428-2079-ND</text:p>
          </table:table-cell>
          <table:table-cell office:value-type="string">
            <text:p>dk</text:p>
          </table:table-cell>
          <table:table-cell office:value-type="float" office:value="990">
            <text:p>99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9.9">
            <text:p>9.90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formula="of:=[.F38]/[.G38]*[.H38]" office:value-type="float" office:value="17.856">
            <text:p>17.86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2]/[.G42]*[.H42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4]/[.G44]*[.H44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47]/[.G47]*[.H47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8]/[.G48]*[.H48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1]/[.G51]*[.H51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3]/[.G53]*[.H53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4]/[.G54]*[.H54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5]/[.G55]*[.H55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56]/[.G56]*[.H56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57]/[.G57]*[.H57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8]/[.G58]*[.H58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9]/[.G59]*[.H59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0]/[.G60]*[.H60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1]/[.G61]*[.H61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2]/[.G62]*[.H62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4]/[.G64]*[.H64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5]/[.G65]*[.H65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6]/[.G66]*[.H66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67]/[.G67]*[.H67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68]/[.G68]*[.H68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1]/[.G71]*[.H71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3]/[.G73]*[.H73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4]/[.G74]*[.H74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5]/[.G75]*[.H75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7]/[.G77]*[.H77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office:value-type="string">
            <text:p>TL072CDR</text:p>
          </table:table-cell>
          <table:table-cell office:value-type="string">
            <text:p>296-1282-6-ND</text:p>
          </table:table-cell>
          <table:table-cell office:value-type="string">
            <text:p>dk</text:p>
          </table:table-cell>
          <table:table-cell office:value-type="float" office:value="40.1">
            <text:p>40.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F78]/[.G78]*[.H78]" office:value-type="float" office:value="1.203">
            <text:p>1.20</text:p>
          </table:table-cell>
          <table:table-cell office:value-type="string">
            <text:p>op amps, LED followers</text:p>
          </table:table-cell>
          <table:table-cell office:value-type="string">
            <text:p>U18-U20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2]/[.G82]*[.H82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7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32LFBN-RC</text:p>
          </table:table-cell>
          <table:table-cell office:value-type="string">
            <text:p>S7071-ND</text:p>
          </table:table-cell>
          <table:table-cell office:value-type="string">
            <text:p>dk</text:p>
          </table:table-cell>
          <table:table-cell office:value-type="float" office:value="47.03">
            <text:p>47.0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5]/[.G85]*[.H85]" office:value-type="float" office:value="0.4703">
            <text:p>0.47</text:p>
          </table:table-cell>
          <table:table-cell office:value-type="string">
            <text:p>F-header 2x3, cv</text:p>
          </table:table-cell>
          <table:table-cell office:value-type="string">
            <text:p>J20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6]/[.G86]*[.H86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8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6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88]/[.G88]*[.H88]" office:value-type="float" office:value="2.94372">
            <text:p>2.94</text:p>
          </table:table-cell>
          <table:table-cell office:value-type="string">
            <text:p>cap</text:p>
          </table:table-cell>
          <table:table-cell table:number-columns-repeated="1014"/>
        </table:table-row>
        <table:table-row table:style-name="ro8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90]/[.G90]*[.H9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1]/[.G91]*[.H9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2]/[.G92]*[.H9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3]/[.G93]*[.H9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4]/[.G94]*[.H9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5]/[.G95]*[.H9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6]/[.G96]*[.H9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7]/[.G97]*[.H9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8]/[.G98]*[.H9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99]/[.G99]*[.H9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0]/[.G100]*[.H10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1]/[.G101]*[.H10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2]/[.G102]*[.H10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3]/[.G103]*[.H10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4]/[.G104]*[.H10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5]/[.G105]*[.H10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6]/[.G106]*[.H10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7]/[.G107]*[.H10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8]/[.G108]*[.H10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09]/[.G109]*[.H10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0]/[.G110]*[.H11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1]/[.G111]*[.H11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2]/[.G112]*[.H11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3]/[.G113]*[.H11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4]/[.G114]*[.H11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5]/[.G115]*[.H11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6]/[.G116]*[.H11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7]/[.G117]*[.H11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8]/[.G118]*[.H11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19]/[.G119]*[.H11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0]/[.G120]*[.H12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1]/[.G121]*[.H12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2]/[.G122]*[.H12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3]/[.G123]*[.H12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4]/[.G124]*[.H12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5]/[.G125]*[.H12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6]/[.G126]*[.H12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7]/[.G127]*[.H12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8]/[.G128]*[.H12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9]/[.G129]*[.H12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0]/[.G130]*[.H13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1]/[.G131]*[.H13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2]/[.G132]*[.H13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3]/[.G133]*[.H13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4]/[.G134]*[.H13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5]/[.G135]*[.H13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6]/[.G136]*[.H13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7]/[.G137]*[.H13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8]/[.G138]*[.H13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9]/[.G139]*[.H13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0]/[.G140]*[.H14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1]/[.G141]*[.H14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2]/[.G142]*[.H14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3]/[.G143]*[.H14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4]/[.G144]*[.H14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5]/[.G145]*[.H14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6]/[.G146]*[.H14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7]/[.G147]*[.H14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8]/[.G148]*[.H14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9]/[.G149]*[.H14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0]/[.G150]*[.H15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1]/[.G151]*[.H15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2]/[.G152]*[.H15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16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8-19T16:33:04</dc:date>
    <dc:creator>brian crabtree</dc:creator>
    <meta:editing-duration>P30DT2H52M20S</meta:editing-duration>
    <meta:editing-cycles>97</meta:editing-cycles>
    <meta:generator>OpenOffice.org/3.3$Unix OpenOffice.org_project/330m20$Build-9567</meta:generator>
    <meta:document-statistic meta:table-count="3" meta:cell-count="1008" meta:object-count="0"/>
    <meta:user-defined meta:name=""/>
  </office:meta>
</office:document-meta>
</file>